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89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1.8154in"/>
    </style:style>
    <style:style style:name="co10" style:family="table-column">
      <style:table-column-properties fo:break-before="auto" style:column-width="1.2543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table table:name="Runtim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6" table:number-columns-repeated="1015" table:default-cell-style-name="ce2"/>
        <table:table-row table:style-name="ro1">
          <table:table-cell table:style-name="ce1" office:value-type="string" calcext:value-type="string">
            <text:p>NSGAI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thod</text:p>
          </table:table-cell>
          <table:table-cell office:value-type="string" calcext:value-type="string">
            <text:p>10000 Evaluations [ms]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SolutionSize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BEs</text:p>
          </table:table-cell>
          <table:table-cell table:style-name="ce3" office:value-type="float" office:value="2559580" calcext:value-type="float">
            <text:p>2559580</text:p>
          </table:table-cell>
          <table:table-cell table:style-name="ce5" table:formula="of:=1/([.B3]/[.$B$3])" office:value-type="float" office:value="1" calcext:value-type="float">
            <text:p>1.00</text:p>
          </table:table-cell>
          <table:table-cell table:style-name="ce3" office:value-type="float" office:value="10000" calcext:value-type="float">
            <text:p>10000</text:p>
          </table:table-cell>
          <table:table-cell table:style-name="Default"/>
          <table:table-cell/>
          <table:table-cell table:style-name="ce3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EBEs_SM1_LR</text:p>
          </table:table-cell>
          <table:table-cell table:style-name="ce3" office:value-type="float" office:value="1282647" calcext:value-type="float">
            <text:p>1282647</text:p>
          </table:table-cell>
          <table:table-cell table:style-name="ce5" table:formula="of:=1/([.B4]/[.$B$3])" office:value-type="float" office:value="1.99554514999061" calcext:value-type="float">
            <text:p>2.00</text:p>
          </table:table-cell>
          <table:table-cell table:style-name="ce3"/>
          <table:table-cell table:style-name="ce5" office:value-type="string" calcext:value-type="string">
            <text:p>Last &amp; 0,5</text:p>
          </table:table-cell>
          <table:table-cell/>
          <table:table-cell table:style-name="ce3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EBEs_SM1_MLP</text:p>
          </table:table-cell>
          <table:table-cell table:style-name="ce3" office:value-type="float" office:value="2299436" calcext:value-type="float">
            <text:p>2299436</text:p>
          </table:table-cell>
          <table:table-cell table:style-name="ce5" table:formula="of:=1/([.B5]/[.$B$3])" office:value-type="float" office:value="1.11313382933902" calcext:value-type="float">
            <text:p>1.11</text:p>
          </table:table-cell>
          <table:table-cell table:style-name="Default"/>
          <table:table-cell table:style-name="ce5" office:value-type="string" calcext:value-type="string">
            <text:p>Last &amp; 0,5</text:p>
          </table:table-cell>
          <table:table-cell/>
          <table:table-cell table:style-name="ce3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EBEs_SM2</text:p>
          </table:table-cell>
          <table:table-cell table:style-name="ce3" office:value-type="float" office:value="1068399" calcext:value-type="float">
            <text:p>1068399</text:p>
          </table:table-cell>
          <table:table-cell table:style-name="ce5" table:formula="of:=1/([.B6]/[.$B$3])" office:value-type="float" office:value="2.3957154583634" calcext:value-type="float">
            <text:p>2.40</text:p>
          </table:table-cell>
          <table:table-cell table:style-name="ce3"/>
          <table:table-cell table:style-name="ce5"/>
          <table:table-cell/>
          <table:table-cell table:style-name="ce3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EBEs_SM3</text:p>
          </table:table-cell>
          <table:table-cell table:style-name="ce3" office:value-type="float" office:value="2674852" calcext:value-type="float">
            <text:p>2674852</text:p>
          </table:table-cell>
          <table:table-cell table:style-name="ce5" table:formula="of:=1/([.B7]/[.$B$3])" office:value-type="float" office:value="0.956905279245356" calcext:value-type="float">
            <text:p>0.96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style-name="ce3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EBEs_SM4</text:p>
          </table:table-cell>
          <table:table-cell office:value-type="float" office:value="316859" calcext:value-type="float">
            <text:p>316859</text:p>
          </table:table-cell>
          <table:table-cell table:style-name="ce5" table:formula="of:=1/([.B8]/[.$B$3])" office:value-type="float" office:value="8.07797790184278" calcext:value-type="float">
            <text:p>8.08</text:p>
          </table:table-cell>
          <table:table-cell table:number-columns-repeated="3"/>
          <table:table-cell table:style-name="ce3"/>
          <table:table-cell table:style-name="ce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OEA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thod</text:p>
          </table:table-cell>
          <table:table-cell office:value-type="string" calcext:value-type="string">
            <text:p>10000 Evaluations [ms]</text:p>
          </table:table-cell>
          <table:table-cell office:value-type="string" calcext:value-type="string">
            <text:p>Speedu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</text:p>
          </table:table-cell>
          <table:table-cell table:style-name="ce3" office:value-type="float" office:value="2627377" calcext:value-type="float">
            <text:p>2627377</text:p>
          </table:table-cell>
          <table:table-cell table:style-name="ce5" table:formula="of:=1/([.B12]/[.$B$12])" office:value-type="float" office:value="1" calcext:value-type="float">
            <text:p>1.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1_LR</text:p>
          </table:table-cell>
          <table:table-cell table:style-name="ce3" office:value-type="float" office:value="1514541" calcext:value-type="float">
            <text:p>1514541</text:p>
          </table:table-cell>
          <table:table-cell table:style-name="ce5" table:formula="of:=1/([.B13]/[.$B$12])" office:value-type="float" office:value="1.73476782734835" calcext:value-type="float">
            <text:p>1.7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1_MLP</text:p>
          </table:table-cell>
          <table:table-cell table:style-name="ce3" office:value-type="float" office:value="2885725" calcext:value-type="float">
            <text:p>2885725</text:p>
          </table:table-cell>
          <table:table-cell table:style-name="ce5" table:formula="of:=1/([.B14]/[.$B$12])" office:value-type="float" office:value="0.9104737977458" calcext:value-type="float">
            <text:p>0.9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2</text:p>
          </table:table-cell>
          <table:table-cell table:style-name="ce3" office:value-type="float" office:value="1045485" calcext:value-type="float">
            <text:p>1045485</text:p>
          </table:table-cell>
          <table:table-cell table:style-name="ce5" table:formula="of:=1/([.B15]/[.$B$12])" office:value-type="float" office:value="2.51307001056926" calcext:value-type="float">
            <text:p>2.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3</text:p>
          </table:table-cell>
          <table:table-cell table:style-name="ce3" office:value-type="float" office:value="1454101" calcext:value-type="float">
            <text:p>1454101</text:p>
          </table:table-cell>
          <table:table-cell table:style-name="ce5" table:formula="of:=1/([.B16]/[.$B$12])" office:value-type="float" office:value="1.80687380037563" calcext:value-type="float">
            <text:p>1.8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4</text:p>
          </table:table-cell>
          <table:table-cell office:value-type="float" office:value="317853" calcext:value-type="float">
            <text:p>317853</text:p>
          </table:table-cell>
          <table:table-cell table:style-name="ce5" table:formula="of:=1/([.B17]/[.$B$12])" office:value-type="float" office:value="8.26601290533674" calcext:value-type="float">
            <text:p>8.27</text:p>
          </table:table-cell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GDE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thod</text:p>
          </table:table-cell>
          <table:table-cell office:value-type="string" calcext:value-type="string">
            <text:p>1000 Evaluations [ms]</text:p>
          </table:table-cell>
          <table:table-cell office:value-type="string" calcext:value-type="string">
            <text:p>Speedu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</text:p>
          </table:table-cell>
          <table:table-cell office:value-type="float" office:value="2625822" calcext:value-type="float">
            <text:p>2625822</text:p>
          </table:table-cell>
          <table:table-cell table:style-name="ce5" table:formula="of:=1/([.B21]/[.$B$12])" office:value-type="float" office:value="1.00059219551059" calcext:value-type="float">
            <text:p>1.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1_LR</text:p>
          </table:table-cell>
          <table:table-cell table:style-name="ce4" office:value-type="float" office:value="1569650" calcext:value-type="float">
            <text:p>1569650</text:p>
          </table:table-cell>
          <table:table-cell table:style-name="ce5" table:formula="of:=1/([.B22]/[.$B$12])" office:value-type="float" office:value="1.67386168891154" calcext:value-type="float">
            <text:p>1.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1_MLP</text:p>
          </table:table-cell>
          <table:table-cell office:value-type="float" office:value="2999147" calcext:value-type="float">
            <text:p>2999147</text:p>
          </table:table-cell>
          <table:table-cell table:style-name="ce5" table:formula="of:=1/([.B23]/[.$B$12])" office:value-type="float" office:value="0.876041421110736" calcext:value-type="float">
            <text:p>0.8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2</text:p>
          </table:table-cell>
          <table:table-cell office:value-type="float" office:value="1065426" calcext:value-type="float">
            <text:p>1065426</text:p>
          </table:table-cell>
          <table:table-cell table:style-name="ce5" table:formula="of:=1/([.B24]/[.$B$12])" office:value-type="float" office:value="2.46603424357956" calcext:value-type="float">
            <text:p>2.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3</text:p>
          </table:table-cell>
          <table:table-cell table:style-name="ce3" office:value-type="float" office:value="1805663" calcext:value-type="float">
            <text:p>1805663</text:p>
          </table:table-cell>
          <table:table-cell table:style-name="ce5" table:formula="of:=1/([.B25]/[.$B$12])" office:value-type="float" office:value="1.45507605793551" calcext:value-type="float">
            <text:p>1.4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4</text:p>
          </table:table-cell>
          <table:table-cell office:value-type="float" office:value="317994" calcext:value-type="float">
            <text:p>317994</text:p>
          </table:table-cell>
          <table:table-cell table:style-name="ce5" table:formula="of:=1/([.B26]/[.$B$12])" office:value-type="float" office:value="8.26234771725253" calcext:value-type="float">
            <text:p>8.2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M .. Surrogate Metho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R .. Linear Regress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LP .. Multilayer Perceptron</text:p>
          </table:table-cell>
          <table:table-cell table:number-columns-repeated="1023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ypervolumes" table:style-name="ta1">
        <table:table-column table:style-name="co9" table:default-cell-style-name="ce4"/>
        <table:table-column table:style-name="co2" table:default-cell-style-name="ce4"/>
        <table:table-column table:style-name="co6" table:default-cell-style-name="ce4"/>
        <table:table-column table:style-name="co10" table:default-cell-style-name="ce4"/>
        <table:table-column table:style-name="co6" table:number-columns-repeated="1020" table:default-cell-style-name="ce4"/>
        <table:table-row table:style-name="ro1">
          <table:table-cell table:style-name="ce1" office:value-type="string" calcext:value-type="string">
            <text:p>NSGAII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10000 Evaluations</text:p>
          </table:table-cell>
          <table:table-cell table:style-name="ce2" office:value-type="string" calcext:value-type="string">
            <text:p>20 Minute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BEs</text:p>
          </table:table-cell>
          <table:table-cell office:value-type="float" office:value="0.9" calcext:value-type="float">
            <text:p>0.9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ompared to 100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BEs_SM1_LR</text:p>
          </table:table-cell>
          <table:table-cell office:value-type="float" office:value="0.27" calcext:value-type="float">
            <text:p>0.2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ompared to 100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BEs_SM1_MLP</text:p>
          </table:table-cell>
          <table:table-cell table:style-name="ce3"/>
          <table:table-cell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BEs_SM2</text:p>
          </table:table-cell>
          <table:table-cell office:value-type="float" office:value="0.63" calcext:value-type="float">
            <text:p>0.63</text:p>
          </table:table-cell>
          <table:table-cell office:value-type="float" office:value="0.56" calcext:value-type="float">
            <text:p>0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BEs_SM3</text:p>
          </table:table-cell>
          <table:table-cell office:value-type="float" office:value="0.73" calcext:value-type="float">
            <text:p>0.73</text:p>
          </table:table-cell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BEs_SM4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OEAD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10000 Evaluations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</text:p>
          </table:table-cell>
          <table:table-cell table:style-name="ce2" office:value-type="float" office:value="0.87" calcext:value-type="float">
            <text:p>0.87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LR</text:p>
          </table:table-cell>
          <table:table-cell table:style-name="Default"/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MLP</text:p>
          </table:table-cell>
          <table:table-cell table:style-name="ce2" office:value-type="float" office:value="0.68" calcext:value-type="float">
            <text:p>0.68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2</text:p>
          </table:table-cell>
          <table:table-cell table:style-name="ce2" office:value-type="float" office:value="0.64" calcext:value-type="float">
            <text:p>0.64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3</text:p>
          </table:table-cell>
          <table:table-cell office:value-type="float" office:value="0.69" calcext:value-type="float">
            <text:p>0.6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BEs_SM4</text:p>
          </table:table-cell>
          <table:table-cell office:value-type="float" office:value="0.62" calcext:value-type="float">
            <text:p>0.62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GDE3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1000 Evaluations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EBEs</text:p>
          </table:table-cell>
          <table:table-cell office:value-type="float" office:value="0.63" calcext:value-type="float">
            <text:p>0.63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LR</text:p>
          </table:table-cell>
          <table:table-cell table:style-name="ce2" office:value-type="float" office:value="0.35" calcext:value-type="float">
            <text:p>0.35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MLP</text:p>
          </table:table-cell>
          <table:table-cell table:style-name="ce2" office:value-type="float" office:value="0.43" calcext:value-type="float">
            <text:p>0.43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2</text:p>
          </table:table-cell>
          <table:table-cell table:style-name="ce2" office:value-type="float" office:value="0.39" calcext:value-type="float">
            <text:p>0.39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3</text:p>
          </table:table-cell>
          <table:table-cell table:style-name="ce2" office:value-type="float" office:value="0.57" calcext:value-type="float">
            <text:p>0.57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4</text:p>
          </table:table-cell>
          <table:table-cell table:style-name="ce2" office:value-type="float" office:value="0.33" calcext:value-type="float">
            <text:p>0.33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2" office:value-type="string" calcext:value-type="string">
            <text:p>SM .. Surrogate Method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LR .. Linear Regression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MLP .. Multilayer Perceptron</text:p>
          </table:table-cell>
          <table:table-cell table:style-name="ce2"/>
          <table:table-cell table:number-columns-repeated="1022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 style:data-style-name="N2" text:time-value="09:42:01.458260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 </meta:initial-creator>
    <meta:creation-date>2015-02-21T13:23:24.781414323</meta:creation-date>
    <dc:date>2015-09-07T10:08:55.056304323</dc:date>
    <dc:creator>Matti </dc:creator>
    <meta:editing-duration>PT22H57M23S</meta:editing-duration>
    <meta:editing-cycles>95</meta:editing-cycles>
    <meta:generator>LibreOffice/4.2.6.3$Linux_X86_64 LibreOffice_project/420m0$Build-3</meta:generator>
    <meta:document-statistic meta:table-count="2" meta:cell-count="130" meta:object-count="0"/>
  </office:meta>
</office:document-meta>
</file>